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539cm" svg:height="7.6cm" svg:x="8.445cm" svg:y="1.56cm">
          <draw:glue-point draw:id="4" svg:x="-4.998cm" svg:y="-3.333cm"/>
          <draw:glue-point draw:id="5" svg:x="-4.998cm" svg:y="-1.666cm"/>
          <draw:glue-point draw:id="6" svg:x="-4.998cm" svg:y="3.333cm"/>
          <draw:glue-point draw:id="7" svg:x="5.001cm" svg:y="-3.333cm"/>
          <draw:glue-point draw:id="8" svg:x="5.001cm" svg:y="-1.666cm"/>
          <draw:glue-point draw:id="9" svg:x="5.001cm" svg:y="3.333cm"/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2" draw:text-style-name="P1" draw:layer="controls" draw:type="line" svg:x1="3.633cm" svg:y1="2.843cm" svg:x2="8.446cm" svg:y2="2.827cm" draw:end-shape="id1" draw:end-glue-point="4" svg:d="m3633 2843 4813-16">
          <text:p text:style-name="P1">x(1,i)</text:p>
        </draw:connector>
        <draw:connector draw:style-name="gr2" draw:text-style-name="P1" draw:layer="controls" draw:type="line" svg:x1="3.632cm" svg:y1="4.101cm" svg:x2="8.446cm" svg:y2="4.094cm" draw:end-shape="id1" draw:end-glue-point="5" svg:d="m3632 4101 4814-7">
          <text:p text:style-name="P1">x(2,i)</text:p>
        </draw:connector>
        <draw:connector draw:style-name="gr2" draw:text-style-name="P1" draw:layer="controls" draw:type="line" svg:x1="3.754cm" svg:y1="7.921cm" svg:x2="8.446cm" svg:y2="7.893cm" draw:end-shape="id1" draw:end-glue-point="6" svg:d="m3754 7921 4692-28">
          <text:p text:style-name="P1">x(m,i)</text:p>
        </draw:connector>
        <draw:connector draw:style-name="gr2" draw:text-style-name="P1" draw:layer="controls" draw:type="line" svg:x1="12.983cm" svg:y1="2.827cm" svg:x2="17.059cm" svg:y2="2.881cm" draw:start-shape="id1" draw:start-glue-point="7" svg:d="m12983 2827 4076 54">
          <text:p text:style-name="P1">z(1,i)</text:p>
        </draw:connector>
        <draw:connector draw:style-name="gr2" draw:text-style-name="P1" draw:layer="controls" draw:type="line" svg:x1="12.983cm" svg:y1="4.094cm" svg:x2="17.14cm" svg:y2="4.14cm" draw:start-shape="id1" draw:start-glue-point="8" svg:d="m12983 4094 4157 46">
          <text:p text:style-name="P1">z(2,i)</text:p>
        </draw:connector>
        <draw:connector draw:style-name="gr2" draw:text-style-name="P1" draw:layer="controls" draw:type="line" svg:x1="12.983cm" svg:y1="7.893cm" svg:x2="17.14cm" svg:y2="7.882cm" draw:start-shape="id1" draw:start-glue-point="9" svg:d="m12983 7893 4157-11">
          <text:p text:style-name="P1">z(k,i)</text:p>
        </draw:connector>
        <draw:frame draw:style-name="gr3" draw:layer="layout" svg:width="0.535cm" svg:height="1.412cm" svg:x="6.031cm" svg:y="5.429cm">
          <draw:text-box>
            <text:p>...</text:p>
          </draw:text-box>
        </draw:frame>
        <draw:frame draw:style-name="gr4" draw:layer="layout" svg:width="0.535cm" svg:height="1.412cm" svg:x="14.616cm" svg:y="5.41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middle" draw:fit-to-contour="false" fo:padding-top="0cm" fo:padding-bottom="0.7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9cm" fo:margin-bottom="0.707cm" fo:margin-left="2.501cm" fo:margin-right="3.177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0-12-09T18:34:31</meta:creation-date>
    <dc:date>2011-01-25T12:39:12</dc:date>
    <dc:creator>Yuri Borisov</dc:creator>
    <meta:editing-duration>PT00H55M15S</meta:editing-duration>
    <meta:editing-cycles>7</meta:editing-cycles>
    <meta:generator>OpenOffice.org/3.2$Linux OpenOffice.org_project/320m12$Build-9483</meta:generator>
    <meta:document-statistic meta:object-count="9"/>
  </office:meta>
</office:document-meta>
</file>